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D000000391BF42C8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fo:line-height="114%" fo:text-align="start" style:justify-single-word="false"/>
      <style:text-properties style:font-name="Calibri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ROLL : 92400527119</text:p>
      <text:p text:style-name="P1">Problem-5</text:p>
      <text:p text:style-name="Standard"><draw:frame draw:style-name="fr1" draw:name="graphics1" text:anchor-type="paragraph" svg:x="0.016cm" svg:y="0.587cm" svg:width="17cm" svg:height="10.116cm" draw:z-index="0"><draw:image xlink:href="Pictures/10000201000003D000000391BF42C8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1T09:04:41.65</meta:creation-date>
    <meta:document-statistic meta:table-count="0" meta:image-count="1" meta:object-count="0" meta:page-count="1" meta:paragraph-count="2" meta:word-count="5" meta:character-count="30"/>
    <dc:date>2026-04-01T09:07:02.57</dc:date>
    <meta:editing-duration>PT2M21S</meta:editing-duration>
    <meta:editing-cycles>1</meta:editing-cycles>
    <meta:generator>OpenOffice/4.1.15$Win32 OpenOffice.org_project/4115m2$Build-9813</meta:generator>
  </office:meta>
</office:document-meta>
</file>